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5"/>
    <style:style style:name="P2" style:family="paragraph" style:parent-style-name="Text_20_body">
      <style:text-properties style:font-name="Nimbus Mono L"/>
    </style:style>
    <style:style style:name="P3" style:family="paragraph" style:parent-style-name="Text_20_body" style:list-style-name="L10"/>
    <style:style style:name="P4" style:family="paragraph" style:list-style-name="L5"/>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paragraph-properties fo:break-before="page"/>
    </style:style>
    <style:style style:name="T1" style:family="text">
      <style:text-properties fo:background-color="#ffff00"/>
    </style:style>
    <style:style style:name="T2"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atégies d'intégration de JMeter</text:h>
      <text:p text:style-name="Standard">Dans le cadre de la mise en place de processus de gestion des résultats de campagnes de tests, nous avons évalué la pertinence de plusieurs stratégies capable de répondre à deux besoins distincts.</text:p>
      <text:p text:style-name="Standard"/>
      <text:p text:style-name="Standard">Après génération, les nombreuses données des fichiers résultats des campagnes de test doivent être projetés sur plusieurs axes graphiques afin d'être interprétés. Jmeter propose des outils de mise en forme graphique des résultats, ceux-ci se révèlent limités et rigides. Il est donc nécessaire de trouver des alternatives offrant une réponse fonctionnelle plus riche afin de générer des graphiques ainsi que rapports avancés.</text:p>
      <text:p text:style-name="Standard"/>
      <text:p text:style-name="Standard">Ces rapports, ainsi qu'éventuellement les fichiers résultats à partir desquels ils sont générés, doivent ensuite faire l'objet d'un archivage permettant une consultation ultérieure et offrant les garanties de pérennités suffisantes.</text:p>
      <text:p text:style-name="Standard"/>
      <text:h text:style-name="Heading_20_2" text:outline-level="2">Génération de rapports</text:h>
      <text:h text:style-name="Heading_20_3" text:outline-level="3">Outils natifs dans Jmeter</text:h>
      <text:p text:style-name="Text_20_body">Jmeter propose une solution de projection graphique des résultats <text:span text:style-name="T2">de tests. Cette solution, dors et déjà employée par les équipes de </text:span><text:span text:style-name="T1">####,</text:span><text:span text:style-name="T2"> est néanmoins particulièrement rigide et impose une mise en forme spécifique. De fait, Jmeter n'étant pas un outil de reporting, les fonctionnalités qu'il offre dans ce domaine sont particulièrement limitées. L'hypothèse de développements spécifiques dans Jmeter visant à lui conférer ces capacités de reporting n'est pas crédible. Tout d'abord Jmeter n'est pas un outil qui a été conçu pour proposer ce service. Les capacités de la bibliothèque graphique qu'il utilise, Swing, sont limitées pour manipuler d'importantes masses de données. Les différents greffons qui existent actuellement pour étendre ces fonctionnalités restent néanmoins basiques.</text:span></text:p>
      <text:list xml:id="list1472130677" text:style-name="L10">
        <text:list-item>
          <text:p text:style-name="P3"><text:span text:style-name="T2">Avantages</text:span></text:p>
          <text:list>
            <text:list-item>
              <text:p text:style-name="P3"><text:span text:style-name="T2">Intégré à l'outil ;</text:span></text:p>
            </text:list-item>
            <text:list-item>
              <text:p text:style-name="P3"><text:span text:style-name="T2"/></text:p>
            </text:list-item>
          </text:list>
        </text:list-item>
        <text:list-item>
          <text:p text:style-name="P3"><text:span text:style-name="T2">Inconvénients</text:span></text:p>
          <text:list>
            <text:list-item>
              <text:p text:style-name="P3"><text:span text:style-name="T2">Limité fonctionnellement</text:span></text:p>
            </text:list-item>
            <text:list-item>
              <text:p text:style-name="P3"><text:span text:style-name="T2"/></text:p>
            </text:list-item>
          </text:list>
        </text:list-item>
      </text:list>
      <text:p text:style-name="Text_20_body"><text:span text:style-name="T2"/></text:p>
      <text:h text:style-name="Heading_20_3" text:outline-level="3">Génération dans Hudson</text:h>
      <text:h text:style-name="Heading_20_3" text:outline-level="3">Outils décisionnels</text:h>
      <text:h text:style-name="Heading_20_2" text:outline-level="2">Stockage des résultats</text:h>
      <text:p text:style-name="Text_20_body">Les résultats qui seront stockés sont de deux nature, les rapports d'analyse ou les fichiers de résultat bruts dont ils sont issus.</text:p>
      <text:p text:style-name="Text_20_body">Archivage des fichiers résultats de la campagne de test</text:p>
      <text:list xml:id="list1776574708" text:style-name="L5">
        <text:list-item>
          <text:p text:style-name="P1">Avantages</text:p>
          <text:list>
            <text:list-item>
              <text:p text:style-name="P1"><text:soft-page-break/>Il est possible de régénérer un rapport comportant les informations de son choix a posteriori ;</text:p>
            </text:list-item>
            <text:list-item>
              <text:p text:style-name="P1">Les résultats de campagnes de tests sont conservés dans un format ouvert qui garanti un accès aux données à long terme ;</text:p>
            </text:list-item>
          </text:list>
        </text:list-item>
        <text:list-item>
          <text:p text:style-name="P1">Inconvénients</text:p>
          <text:list>
            <text:list-item>
              <text:p text:style-name="P1">Les fichiers peuvent être très volumineux ;</text:p>
            </text:list-item>
            <text:list-item>
              <text:p text:style-name="P1">La consultation a posteriori nécessite de régénérer les rapports et donc de pouvoir disposer de l'infrastructure nécessaire à la génération ;</text:p>
            </text:list-item>
            <text:list-item>
              <text:p text:style-name="P1">L'identification de l'environnement de test n'est pas immédiat, il est nécessaire d'enrichir le fichier de test avec des métadonnées.</text:p>
            </text:list-item>
          </text:list>
        </text:list-item>
      </text:list>
      <text:p text:style-name="Text_20_body">Archivage des rapports générés :</text:p>
      <text:list xml:id="list956597131" text:continue-numbering="true" text:style-name="L5">
        <text:list-item>
          <text:p text:style-name="P1">Avantages</text:p>
          <text:list>
            <text:list-item>
              <text:p text:style-name="P1">Seules les données jugées pertinentes sont conservées ;</text:p>
            </text:list-item>
            <text:list-item>
              <text:p text:style-name="P1">Les informations décrivant l'environnement de test peuvent être directement embarquées au sein du rapport ;</text:p>
            </text:list-item>
            <text:list-item>
              <text:p text:style-name="P1">Les tâches de mise en forme des données sont déjà effectuées, le rapport est utilisation immédiatement.</text:p>
            </text:list-item>
          </text:list>
        </text:list-item>
        <text:list-item>
          <text:p text:style-name="P1">Inconvénients</text:p>
          <text:list>
            <text:list-item>
              <text:p text:style-name="P1">Les données jugées non pertinentes lors de la génération du rapport sont perdues ;</text:p>
            </text:list-item>
            <text:list-item>
              <text:p text:style-name="P1">Le format de stockage du fichier est important et doit garantir l'interopérabilité à long terme.</text:p>
            </text:list-item>
          </text:list>
        </text:list-item>
      </text:list>
      <text:p text:style-name="Text_20_body">Le stockage des fichiers résultats et des rapports générés permet de factoriser les avantages tout en limitant les inconvénients, le volume total des résultat restant la seule problématique réelle.</text:p>
      <text:h text:style-name="Heading_20_3" text:outline-level="3">Compression et stockage sur système de fichier</text:h>
      <text:p text:style-name="Text_20_body">La première option consiste à stocker les données et/ou le rapport dans une archive compressée dans un dossier sur le système de fichier. Il est nécessaire de prévoir une règle de nommage des différents dossiers et sous-dossiers suffisamment pertinente pour pouvoir retrouver rapidement les résultats.</text:p>
      <text:p text:style-name="Text_20_body">Il est par exemple envisageable de trier les résultats de tests par projet puis par date de test :</text:p>
      <text:p text:style-name="P2">`-- Projet</text:p>
      <text:p text:style-name="P2"><text:s text:c="4"/>`-- Année</text:p>
      <text:p text:style-name="P2"><text:s text:c="8"/>`-- Mois</text:p>
      <text:p text:style-name="P2"><text:s text:c="12"/>`-- Jour</text:p>
      <text:p text:style-name="P2"><text:s text:c="16"/>`-- Test1.tar</text:p>
      <text:p text:style-name="Text_20_body">Cette première approche est intéressante pour un nombre de projets limités qui sont amenés à être régulièrement testés.</text:p>
      <text:p text:style-name="Text_20_body">Il est également possible de trier par date puis par projets :</text:p>
      <text:p text:style-name="P2">`-- Année</text:p>
      <text:p text:style-name="P2"><text:s text:c="4"/>`-- Mois</text:p>
      <text:p text:style-name="P2"><text:soft-page-break/><text:s text:c="8"/>`-- Jour</text:p>
      <text:p text:style-name="P2"><text:s text:c="12"/>`-- Projet</text:p>
      <text:p text:style-name="P2"><text:s text:c="16"/>`-- Test1.tar</text:p>
      <text:p text:style-name="Text_20_body">Cette deuxième approche présente l’intérêt de limiter le nombre de dossiers à la racine de l'arborescence. Les fichiers de tests concernant un projet en particulier sont en revanche répartis répartis dans plusieurs sous dossiers.</text:p>
      <text:p text:style-name="Text_20_body">Dans tous les cas, les fichiers de résultats devront faire l'objet d'une compression préalable afin de réduire leur volume. Ces fichiers XML étant au format texte, une compression gzip maximale permet de réduire un fichier à moins de 10% de sa taille d'origine.</text:p>
      <text:h text:style-name="Heading_20_3" text:outline-level="3">Stockage en base de données</text:h>
      <text:p text:style-name="Text_20_body">Il est possible d'envisager le stockage des données issues du fichier XML dans une base de données pour consultation ultérieure. Cette approche permet de centraliser l'ensemble des donnes au sein d'un seul outil. Cependant l'emploi d'une base de donnée n'est vraisemblablement pas justifié. En effet, les données stockées n'ont pas vocation a être modifiées a posteriori. La mise en œuvre d'un moteur de base de données, hormis pour le stockage tels que présenté pour la génération des rapports, ne semble dès lors pas pertinent.</text:p>
      <text:p text:style-name="Text_20_body">Relationnelle, Décisionnelle (Cube...)</text:p>
      <text:h text:style-name="Heading_20_3" text:outline-level="3">Stockage alternatifs</text:h>
      <text:p text:style-name="Text_20_body"/>
      <text:p text:style-name="Text_20_body">Système de gestion de conf</text:p>
      <text:h text:style-name="Heading_20_2" text:outline-level="2">Solutions hybrides</text:h>
      <text:p text:style-name="Standard">Excel</text:p>
      <text:list xml:id="list1503906347" text:style-name="L1">
        <text:list-header>
          <text:p text:style-name="P5"/>
        </text:list-header>
      </text:list>
      <text:p text:style-name="P9">Stockage des résultats uniquement</text:p>
      <text:p text:style-name="Standard"/>
      <text:p text:style-name="Standard"/>
      <text:p text:style-name="Standard">Pas de notion d'archivage de campagne de tests</text:p>
      <text:p text:style-name="Standard">Pas de personalisation des graphes (besoin externes)</text:p>
      <text:p text:style-name="Standard"/>
      <text:p text:style-name="Standard">stockage zip</text:p>
      <text:p text:style-name="Standard">stocké en base relationnel</text:p>
      <text:p text:style-name="Standard">stocké en base décisionnelle (etl)</text:p>
      <text:p text:style-name="Standard">utilisation de noSQL, big data (hadoop) , collumn oriented</text:p>
      <text:p text:style-name="Standard">SVN dédié, redonné aux projets</text:p>
      <text:p text:style-name="Standard"/>
      <text:p text:style-name="Standard">Faisabilité</text:p>
      <text:p text:style-name="Standard">Flexibilité (personnalisation des rapports)</text:p>
      <text:p text:style-name="Standard"/>
      <text:p text:style-name="Standard">Présentation sous forme de scénarii</text:p>
      <text:p text:style-name="Standard"/>
      <text:p text:style-name="Standard">Grapher le tout</text:p>
      <text:p text:style-name="Standard"/>
      <text:p text:style-name="Standard">AWStats avec modules </text:p>
      <text:p text:style-name="Standard"/>
      <text:p text:style-name="Standard">Campagne de test  = scénario</text:p>
      <text:list xml:id="list99930036" text:style-name="L2">
        <text:list-item>
          <text:p text:style-name="P6">Document descriptif en test : Copies d'écran, pauses, clics à tels endroits</text:p>
        </text:list-item>
        <text:list-item>
          <text:p text:style-name="P6">Traduit : Qaload (en C), Jmeter (copie des éléments) : Descriptif technique du scenario : je rentre tel chose à tel endroit, je vérifie que j'ai une réponse correcte, je fait une pause de <text:s/>X secondes en envoi et retour de requetes http</text:p>
        </text:list-item>
        <text:list-item>
          <text:p text:style-name="P6">On variabilise le scénario avec des jeux de données : Données en input du scénario (login / mdp), fichier xml, tout ce qui peut entrer dans un site web</text:p>
        </text:list-item>
        <text:list-item>
          <text:p text:style-name="P6">En determine le modèle de charge du tir (ex : 150 utilisateurs en parallèle avec une montée en charge d1 utilisateur toutes les 10 secondes, pdt 1 heure...)</text:p>
        </text:list-item>
        <text:list-item>
          <text:p text:style-name="P6">On run, Jemeter déroule le script et produit un fichier résultat</text:p>
        </text:list-item>
        <text:list-item>
          <text:p text:style-name="P6">Ce fichier contient toutes les informations qui ont été faites, leur succès</text:p>
        </text:list-item>
        <text:list-item>
          <text:p text:style-name="P6">Jmeter envoie les informations à un composant pour stocker le fichier, d'autres composants graphent les données au sein de composants limités en fonctionnalités</text:p>
        </text:list-item>
      </text:list>
      <text:p text:style-name="Standard"/>
      <text:p text:style-name="Standard">L'idée est de disposer d'un outil capable de prendre en entrée ce fichier de résultats en provenance de Jmeter (XML, extension JTL).</text:p>
      <text:p text:style-name="Standard">Ce fichier peut etre très important puisqu’il contient toutes les donnée de toutes les prises de mesures (scenario de charge de 9 heures = fichier de 5 Giga). Ce fichier est très compactable (xml + texte).</text:p>
      <text:p text:style-name="Standard"/>
      <text:p text:style-name="Standard">Jmeter peut faire de l'anayse différée en prenant en entrée un fichier créé par lui pour le mettre en forme dans son système de graphe limités.</text:p>
      <text:p text:style-name="Standard"/>
      <text:p text:style-name="Standard">Outil doit être capable de</text:p>
      <text:list xml:id="list212467785" text:style-name="L3">
        <text:list-item>
          <text:p text:style-name="P7">archiver le ficher ou une représentation du fichier</text:p>
        </text:list-item>
        <text:list-item>
          <text:p text:style-name="P7">revoir les graphes d'un fichier déjà importé (même si cela necessite de regénérer les graphes)</text:p>
        </text:list-item>
        <text:list-item>
          <text:p text:style-name="P7">customisation des graphes (couleurs, titres, composer des graphes...)</text:p>
        </text:list-item>
        <text:list-item>
          <text:p text:style-name="P7">mise à disposition de modèles de graphes préexistants</text:p>
        </text:list-item>
        <text:list-item>
          <text:p text:style-name="P7">Echapper une partie des résultats (réduction du périmètre des résultats)</text:p>
        </text:list-item>
      </text:list>
      <text:p text:style-name="Standard">Un plugin permet d'uploader le fichier de résultat à destination d'un site (http://loadosophia.org/) qui <text:soft-page-break/>est dors et deja capable de générer les graphiques à partir du fichier. Un résultat équivalent pourrait être satisfaisant.</text:p>
      <text:p text:style-name="Standard"/>
      <text:p text:style-name="Standard">Solutions envisagées par Gilles :</text:p>
      <text:list xml:id="list1362110632" text:style-name="L4">
        <text:list-item>
          <text:p text:style-name="P8">Stockage à la volée par listener (Ariane)</text:p>
        </text:list-item>
        <text:list-item>
          <text:p text:style-name="P8">Génération de graphes et stockage en cache</text:p>
          <text:list>
            <text:list-item>
              <text:p text:style-name="P8">Intégration / stockage et rendu par hudson (aespy?)</text:p>
            </text:list-item>
            <text:list-item>
              <text:p text:style-name="P8">Birt</text:p>
            </text:list-item>
            <text:list-item>
              <text:p text:style-name="P8">JasperReport</text:p>
            </text:list-item>
            <text:list-item>
              <text:p text:style-name="P8">Pentaho</text:p>
            </text:list-item>
            <text:list-item>
              <text:p text:style-name="P8">Excel</text:p>
            </text:list-item>
            <text:list-item>
              <text:p text:style-name="P8"/>
            </text:list-item>
          </text:list>
        </text:list-item>
        <text:list-item>
          <text:p text:style-name="P8">Proxy Mysql pour grouper par type de donné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pe-Arnaud HARANGER</meta:initial-creator>
    <meta:creation-date>2011-12-19T13:46:58</meta:creation-date>
    <dc:date>2011-12-23T16:29:29</dc:date>
    <dc:creator>Philippe-Arnaud HARANGER</dc:creator>
    <meta:editing-duration>P1DT13H27M18S</meta:editing-duration>
    <meta:editing-cycles>10</meta:editing-cycles>
    <meta:generator>LibreOffice/3.3$Unix LibreOffice_project/330m19$Build-401</meta:generator>
    <meta:document-statistic meta:table-count="0" meta:image-count="0" meta:object-count="0" meta:page-count="5" meta:paragraph-count="96" meta:word-count="1260" meta:character-count="7960"/>
  </office:meta>
</office:document-meta>
</file>